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Preformatted_20_Text">
      <style:paragraph-properties fo:margin-top="0cm" fo:margin-bottom="0.499cm" style:contextual-spacing="false" fo:padding="0cm" fo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P9" style:family="paragraph" style:parent-style-name="Text_20_body">
      <style:paragraph-properties fo:padding="0cm" fo:border="none"/>
      <style:text-properties loext:padding="0cm" loext:border="none"/>
    </style:style>
    <style:style style:name="P10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P11" style:family="paragraph" style:parent-style-name="Text_20_body" style:list-style-name="L2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number-of-students-unable-to-eat-lunch/" text:style-name="Internet_20_link" text:visited-style-name="Visited_20_Internet_20_Link"><text:span text:style-name="T1">1700. Number of Students Unable to Eat Lunch</text:span></text:a></text:p>
      <text:p text:style-name="P5">Easy</text:p>
      <text:p text:style-name="P5"/>
      <text:p text:style-name="P6"><text:span text:style-name="T1">The school cafeteria offers circular and square sandwiches at lunch break, referred to by numbers </text:span><text:span text:style-name="Source_20_Text"><text:span text:style-name="T2">0</text:span></text:span><text:span text:style-name="T1"> and </text:span><text:span text:style-name="Source_20_Text"><text:span text:style-name="T2">1</text:span></text:span><text:span text:style-name="T1"> respectively. All students stand in a queue. Each student either prefers square or circular sandwiches.</text:span></text:p>
      <text:p text:style-name="P6"><text:span text:style-name="T1">The number of sandwiches in the cafeteria is equal to the number of students. The sandwiches are placed in a </text:span><text:span text:style-name="Strong_20_Emphasis"><text:span text:style-name="T1">stack</text:span></text:span><text:span text:style-name="T1">. At each step:</text:span></text:p>
      <text:list xml:id="list934158356" text:style-name="L1">
        <text:list-item>
          <text:p text:style-name="P7"><text:span text:style-name="T1">If the student at the front of the queue </text:span><text:span text:style-name="Strong_20_Emphasis"><text:span text:style-name="T1">prefers</text:span></text:span><text:span text:style-name="T1"> the sandwich on the top of the stack, they will </text:span><text:span text:style-name="Strong_20_Emphasis"><text:span text:style-name="T1">take it</text:span></text:span><text:span text:style-name="T1"> and leave the queue.</text:span></text:p>
        </text:list-item>
        <text:list-item>
          <text:p text:style-name="P8"><text:span text:style-name="T1">Otherwise, they will </text:span><text:span text:style-name="Strong_20_Emphasis"><text:span text:style-name="T1">leave it</text:span></text:span><text:span text:style-name="T1"> and go to the queue's end.</text:span></text:p>
        </text:list-item>
      </text:list>
      <text:p text:style-name="P9">This continues until none of the queue students want to take the top sandwich and are thus unable to eat.</text:p>
      <text:p text:style-name="P6"><text:span text:style-name="T1">You are given two integer arrays </text:span><text:span text:style-name="Source_20_Text"><text:span text:style-name="T2">students</text:span></text:span><text:span text:style-name="T1"> and </text:span><text:span text:style-name="Source_20_Text"><text:span text:style-name="T2">sandwiches</text:span></text:span><text:span text:style-name="T1"> where </text:span><text:span text:style-name="Source_20_Text"><text:span text:style-name="T2">sandwiches[i]</text:span></text:span><text:span text:style-name="T1"> is the type of the </text:span><text:span text:style-name="Source_20_Text"><text:span text:style-name="T2">i</text:span></text:span><text:span text:style-name="Source_20_Text"><text:span text:style-name="T1">​​​​​​th</text:span></text:span><text:span text:style-name="T1"> sandwich in the stack (</text:span><text:span text:style-name="Source_20_Text"><text:span text:style-name="T2">i = 0</text:span></text:span><text:span text:style-name="T1"> is the top of the stack) and </text:span><text:span text:style-name="Source_20_Text"><text:span text:style-name="T2">students[j]</text:span></text:span><text:span text:style-name="T1"> is the preference of the </text:span><text:span text:style-name="Source_20_Text"><text:span text:style-name="T2">j</text:span></text:span><text:span text:style-name="Source_20_Text"><text:span text:style-name="T1">​​​​​​th</text:span></text:span><text:span text:style-name="T1"> student in the initial queue (</text:span><text:span text:style-name="Source_20_Text"><text:span text:style-name="T2">j = 0</text:span></text:span><text:span text:style-name="T1"> is the front of the queue). Return </text:span><text:span text:style-name="Emphasis"><text:span text:style-name="T1">the number of students that are unable to eat.</text:span></text:span></text:p>
      <text:p text:style-name="P9"> </text:p>
      <text:p text:style-name="P6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students = [1,1,0,0], sandwiches = [0,1,0,1]</text:span></text:p>
      <text:p text:style-name="P3"><text:span text:style-name="Strong_20_Emphasis"><text:span text:style-name="T1">Output:</text:span></text:span><text:span text:style-name="T1"> 0</text:span><text:span text:style-name="Strong_20_Emphasis"><text:span text:style-name="T1"> </text:span></text:span></text:p>
      <text:p text:style-name="P3"><text:span text:style-name="Strong_20_Emphasis"><text:span text:style-name="T1">Explanation:</text:span></text:span></text:p>
      <text:p text:style-name="P2">- Front student leaves the top sandwich and returns to the end of the line making students = [1,0,0,1].</text:p>
      <text:p text:style-name="P2">- Front student leaves the top sandwich and returns to the end of the line making students = [0,0,1,1].</text:p>
      <text:p text:style-name="P2">- Front student takes the top sandwich and leaves the line making students = [0,1,1] and sandwiches = [1,0,1].</text:p>
      <text:p text:style-name="P2">- Front student leaves the top sandwich and returns to the end of the line making students = [1,1,0].</text:p>
      <text:p text:style-name="P2">- Front student takes the top sandwich and leaves the line making students = [1,0] and sandwiches = [0,1].</text:p>
      <text:p text:style-name="P2">- Front student leaves the top sandwich and returns to the end of the line making students = [0,1].</text:p>
      <text:p text:style-name="P2">- Front student takes the top sandwich and leaves the line making students = [1] and sandwiches = [1].</text:p>
      <text:p text:style-name="P2">- Front student takes the top sandwich and leaves the line making students = [] and sandwiches = [].</text:p>
      <text:p text:style-name="P1">Hence all students are able to eat.</text:p>
      <text:p text:style-name="P6"><text:span text:style-name="Strong_20_Emphasis"><text:span text:style-name="T1">Example 2:</text:span></text:span></text:p>
      <text:p text:style-name="P3"><text:span text:style-name="Strong_20_Emphasis"><text:span text:style-name="T1">Input:</text:span></text:span><text:span text:style-name="T1"> students = [1,1,1,0,0,1], sandwiches = [1,0,0,0,1,1]</text:span></text:p>
      <text:p text:style-name="P4"><text:span text:style-name="Strong_20_Emphasis"><text:span text:style-name="T1">Output:</text:span></text:span><text:span text:style-name="T1"> 3</text:span></text:p>
      <text:p text:style-name="P9"> </text:p>
      <text:p text:style-name="P6"><text:soft-page-break/><text:span text:style-name="Strong_20_Emphasis"><text:span text:style-name="T1">Constraints:</text:span></text:span></text:p>
      <text:list xml:id="list3045188495" text:style-name="L2">
        <text:list-item>
          <text:p text:style-name="P10"><text:span text:style-name="Source_20_Text"><text:span text:style-name="T2">1 &lt;= students.length, sandwiches.length &lt;= 100</text:span></text:span></text:p>
        </text:list-item>
        <text:list-item>
          <text:p text:style-name="P10"><text:span text:style-name="Source_20_Text"><text:span text:style-name="T2">students.length == sandwiches.length</text:span></text:span></text:p>
        </text:list-item>
        <text:list-item>
          <text:p text:style-name="P10"><text:span text:style-name="Source_20_Text"><text:span text:style-name="T2">sandwiches[i]</text:span></text:span><text:span text:style-name="T1"> is </text:span><text:span text:style-name="Source_20_Text"><text:span text:style-name="T2">0</text:span></text:span><text:span text:style-name="T1"> or </text:span><text:span text:style-name="Source_20_Text"><text:span text:style-name="T2">1</text:span></text:span><text:span text:style-name="T1">.</text:span></text:p>
        </text:list-item>
        <text:list-item>
          <text:p text:style-name="P11"><text:span text:style-name="Source_20_Text"><text:span text:style-name="T2">students[i]</text:span></text:span><text:span text:style-name="T1"> is </text:span><text:span text:style-name="Source_20_Text"><text:span text:style-name="T2">0</text:span></text:span><text:span text:style-name="T1"> or </text:span><text:span text:style-name="Source_20_Text"><text:span text:style-name="T2">1</text:span></text:span><text:span text:style-name="T1">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08T14:08:09.452000000</dc:date>
    <meta:editing-duration>PT10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31" meta:word-count="348" meta:character-count="2168" meta:non-whitespace-character-count="1621"/>
  </office:meta>
</office:document-meta>
</file>